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Braden Licastro<text:tab/>Internship Retrospective<text:tab/>CMPSC 501</text:p>
      </style:header>
      <style:footer>
        <text:p text:style-name="MP1">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Licastro</meta:initial-creator>
    <meta:creation-date>2013-09-08T22:24:13</meta:creation-date>
    <dc:date>2013-09-08T22:30:39</dc:date>
    <dc:creator>Braden Licastro</dc:creator>
    <meta:editing-duration>P0D</meta:editing-duration>
    <meta:editing-cycles>1</meta:editing-cycles>
    <meta:document-statistic meta:table-count="0" meta:image-count="0" meta:object-count="0" meta:page-count="1" meta:paragraph-count="2" meta:word-count="9" meta:character-count="56" meta:non-whitespace-character-count="49"/>
    <meta:generator>LibreOffice/3.5$Linux_X86_64 LibreOffice_project/350m1$Build-2</meta:generator>
  </office:meta>
</office:document-meta>
</file>